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4" style:family="paragraph" style:parent-style-name="Standard">
      <style:paragraph-properties style:line-height-at-least="0.529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808080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{# {{ parent() }}</text:p>
      <text:p text:style-name="P3">&lt;script&gt;</text:p>
      <text:p text:style-name="P3">const ganttScroll = document.getElementById('gantt-scroll-body');</text:p>
      <text:p text:style-name="P3">const ganttHeader = document.querySelector('.gantt-header');</text:p>
      <text:p text:style-name="P3">let isDragging = false;</text:p>
      <text:p text:style-name="P3">let startX,</text:p>
      <text:p text:style-name="P3">startY,</text:p>
      <text:p text:style-name="P3">scrollLeft,</text:p>
      <text:p text:style-name="P3">scrollTop;</text:p>
      <text:p text:style-name="P3">// Drag scroll on gantt body</text:p>
      <text:p text:style-name="P3">ganttScroll.addEventListener('mousedown', (e) =&gt; {</text:p>
      <text:p text:style-name="P3">isDragging = true;</text:p>
      <text:p text:style-name="P3">ganttScroll.style.cursor = 'grabbing';</text:p>
      <text:p text:style-name="P3">startX = e.pageX - ganttScroll.offsetLeft;</text:p>
      <text:p text:style-name="P3">startY = e.pageY - ganttScroll.offsetTop;</text:p>
      <text:p text:style-name="P3">scrollLeft = ganttScroll.scrollLeft; scrollTop = ganttScroll.scrollTop;</text:p>
      <text:p text:style-name="P3">});</text:p>
      <text:p text:style-name="P3">document.addEventListener('mouseup', () =&gt; {</text:p>
      <text:p text:style-name="P3">isDragging = false;</text:p>
      <text:p text:style-name="P3">ganttScroll.style.cursor = 'grab';</text:p>
      <text:p text:style-name="P3">});</text:p>
      <text:p text:style-name="P3">document.addEventListener('mousemove', (e) =&gt; {</text:p>
      <text:p text:style-name="P3">if (! isDragging) </text:p>
      <text:p text:style-name="P3">return;</text:p>
      <text:p text:style-name="P3">e.preventDefault();</text:p>
      <text:p text:style-name="P3">const x = e.pageX - ganttScroll.offsetLeft;</text:p>
      <text:p text:style-name="P3">const y = e.pageY - ganttScroll.offsetTop;</text:p>
      <text:p text:style-name="P3">const walkX = (x - startX) * 2;</text:p>
      <text:p text:style-name="P3">const walkY = (y - startY) * 2;</text:p>
      <text:p text:style-name="P3">ganttScroll.scrollLeft = scrollLeft - walkX;</text:p>
      <text:p text:style-name="P3">ganttScroll.scrollTop = scrollTop - walkY;</text:p>
      <text:p text:style-name="P3">// Sync header scrollLeft with body</text:p>
      <text:p text:style-name="P3">ganttHeader.scrollLeft = ganttScroll.scrollLeft;</text:p>
      <text:p text:style-name="P3">});</text:p>
      <text:p text:style-name="P3">// Sync scroll if user scrolls body with scrollbar or mouse wheel</text:p>
      <text:p text:style-name="P3">ganttScroll.addEventListener('scroll', () =&gt; {</text:p>
      <text:p text:style-name="P3">ganttHeader.scrollLeft = ganttScroll.scrollLeft;</text:p>
      <text:p text:style-name="P3">});</text:p>
      <text:p text:style-name="P3">&lt;/script&gt; #}{# {{ parent() }}</text:p>
      <text:p text:style-name="P3">&lt;script&gt;</text:p>
      <text:p text:style-name="P3">const ganttScroll = document.getElementById('gantt-scroll-body');</text:p>
      <text:p text:style-name="P3">const ganttHeader = document.querySelector('.gantt-header');</text:p>
      <text:p text:style-name="P3">let isDragging = false;</text:p>
      <text:p text:style-name="P3">let startX,</text:p>
      <text:p text:style-name="P3">scrollLeft,</text:p>
      <text:p text:style-name="P3">scrollTop;</text:p>
      <text:p text:style-name="P3">// Drag scroll on gantt body</text:p>
      <text:p text:style-name="P3">ganttScroll.addEventListener('mousedown', (e) =&gt; {</text:p>
      <text:p text:style-name="P3"><text:soft-page-break/>isDragging = true;</text:p>
      <text:p text:style-name="P3">ganttScroll.style.cursor = 'grabbing';</text:p>
      <text:p text:style-name="P3">startX = e.pageX - ganttScroll.offsetLeft;</text:p>
      <text:p text:style-name="P3">startY = e.pageY - ganttScroll.offsetTop;</text:p>
      <text:p text:style-name="P3">scrollLeft = ganttScroll.scrollLeft;</text:p>
      <text:p text:style-name="P3">scrollTop = ganttScroll.scrollTop;</text:p>
      <text:p text:style-name="P3">});</text:p>
      <text:p text:style-name="P3">document.addEventListener('mouseup', () =&gt; {</text:p>
      <text:p text:style-name="P3">isDragging = false;</text:p>
      <text:p text:style-name="P3">ganttScroll.style.cursor = 'grab';</text:p>
      <text:p text:style-name="P3">});</text:p>
      <text:p text:style-name="P3">document.addEventListener('mousemove', (e) =&gt; {</text:p>
      <text:p text:style-name="P3">if (! isDragging) </text:p>
      <text:p text:style-name="P3">return;</text:p>
      <text:p text:style-name="P3">e.preventDefault();</text:p>
      <text:p text:style-name="P3">const x = e.pageX - ganttScroll.offsetLeft;</text:p>
      <text:p text:style-name="P3">const y = e.pageY - ganttScroll.offsetTop;</text:p>
      <text:p text:style-name="P3">const walkX = (x - startX) * 2;</text:p>
      <text:p text:style-name="P3">const walkY = (y - startY) * 2;</text:p>
      <text:p text:style-name="P3">ganttScroll.scrollLeft = scrollLeft - walkX;</text:p>
      <text:p text:style-name="P3">ganttScroll.scrollTop = scrollTop - walkY;</text:p>
      <text:p text:style-name="P3">// Sync header scrollLeft with body</text:p>
      <text:p text:style-name="P3">ganttHeader.scrollLeft = ganttScroll.scrollLeft;</text:p>
      <text:p text:style-name="P3">});</text:p>
      <text:p text:style-name="P3">// Sync scroll if user scrolls body with scrollbar or mouse wheel</text:p>
      <text:p text:style-name="P3">ganttScroll.addEventListener('scroll', () =&gt; {</text:p>
      <text:p text:style-name="P3">ganttHeader.scrollLeft = ganttScroll.scrollLeft;</text:p>
      <text:p text:style-name="P3">});</text:p>
      <text:p text:style-name="P3">&lt;/script&gt; #}{# {{ parent() }}</text:p>
      <text:p text:style-name="P3">&lt;script&gt;</text:p>
      <text:p text:style-name="P3">const ganttScroll = document.getElementById('gantt-scroll-body');</text:p>
      <text:p text:style-name="P3">const ganttHeader = document.querySelector('.gantt-header');</text:p>
      <text:p text:style-name="P3">let isDragging = false;</text:p>
      <text:p text:style-name="P3">let startX,</text:p>
      <text:p text:style-name="P3">startY,</text:p>
      <text:p text:style-name="P3">scrollLeft,</text:p>
      <text:p text:style-name="P3">scrollTop;</text:p>
      <text:p text:style-name="P3">// Drag scroll on gantt body</text:p>
      <text:p text:style-name="P3">ganttScroll.addEventListener('mousedown', (e) =&gt; {</text:p>
      <text:p text:style-name="P3">isDragging = true;</text:p>
      <text:p text:style-name="P3">ganttScroll.style.cursor = 'grabbing';</text:p>
      <text:p text:style-name="P3">startX = e.pageX - ganttScroll.offsetLeft;</text:p>
      <text:p text:style-name="P3">startY = e.pageY - ganttScroll.offsetTop;</text:p>
      <text:p text:style-name="P3">scrollLeft = ganttScroll.scrollLeft;</text:p>
      <text:p text:style-name="P3">scrollTop = ganttScroll.scrollTop;</text:p>
      <text:p text:style-name="P3">});</text:p>
      <text:p text:style-name="P3">document.addEventListener('mouseup', () =&gt; {</text:p>
      <text:p text:style-name="P3">isDragging = false;</text:p>
      <text:p text:style-name="P3"><text:soft-page-break/>ganttScroll.style.cursor = 'grab';</text:p>
      <text:p text:style-name="P3">});</text:p>
      <text:p text:style-name="P3">document.addEventListener('mousemove', (e) =&gt; {</text:p>
      <text:p text:style-name="P3">if (! isDragging) </text:p>
      <text:p text:style-name="P3">return;</text:p>
      <text:p text:style-name="P3">e.preventDefault();</text:p>
      <text:p text:style-name="P3">const x = e.pageX - ganttScroll.offsetLeft;</text:p>
      <text:p text:style-name="P3">const y = e.pageY - ganttScroll.offsetTop;</text:p>
      <text:p text:style-name="P3">const walkX = (x - startX) * 2;</text:p>
      <text:p text:style-name="P3">const walkY = (y - startY) * 2;</text:p>
      <text:p text:style-name="P3">ganttScroll.scrollLeft = scrollLeft - walkX;</text:p>
      <text:p text:style-name="P3">ganttScroll.scrollTop = scrollTop - walkY;</text:p>
      <text:p text:style-name="P3">// Sync header scrollLeft with body</text:p>
      <text:p text:style-name="P3">ganttHeader.scrollLeft = ganttScroll.scrollLeft;</text:p>
      <text:p text:style-name="P3">});</text:p>
      <text:p text:style-name="P3">// Sync scroll if user scrolls body with scrollbar or mouse wheel</text:p>
      <text:p text:style-name="P3">ganttScroll.addEventListener('scroll', () =&gt; {</text:p>
      <text:p text:style-name="P3">ganttHeader.scrollLeft = ganttScroll.scrollLeft;</text:p>
      <text:p text:style-name="P3">});</text:p>
      <text:p text:style-name="P3">&lt;/script&gt; #}</text:p>
      <text:p text:style-name="Standard"/>
      <text:p text:style-name="Standard">****************************************************************</text:p>
      <text:p text:style-name="Standard"/>
      <text:p text:style-name="P3">{# {% extends 'base.html.twig' %}</text:p>
      <text:p text:style-name="Standard"/>
      <text:p text:style-name="P3">{% block title %}Planning des Formations</text:p>
      <text:p text:style-name="P3">{% endblock %}</text:p>
      <text:p text:style-name="P3">{% block stylesheets %}</text:p>
      <text:p text:style-name="P3">{{ parent() }}</text:p>
      <text:p text:style-name="P3">&lt;link rel="stylesheet" href="https://cdn.jsdelivr.net/npm/frappe-gantt@0.6.2/dist/frappe-gantt.min.css"&gt;</text:p>
      <text:p text:style-name="P3">&lt;style&gt;</text:p>
      <text:p text:style-name="P3">.gantt-container {</text:p>
      <text:p text:style-name="P3">margin: 0;</text:p>
      <text:p text:style-name="P3">font-family: Arial, sans-serif;</text:p>
      <text:p text:style-name="P3">/* overflow-x: auto;</text:p>
      <text:p text:style-name="P3">overflow-y: auto; */</text:p>
      <text:p text:style-name="P3">height: 60vh;</text:p>
      <text:p text:style-name="P3">position: relative;</text:p>
      <text:p text:style-name="P3">width: 1490px;</text:p>
      <text:p text:style-name="P3">}</text:p>
      <text:p text:style-name="P3">.timeline-header {</text:p>
      <text:p text:style-name="P3">position: sticky;</text:p>
      <text:p text:style-name="P3">top: 0;</text:p>
      <text:p text:style-name="P3">background: white;</text:p>
      <text:p text:style-name="P3">z-index: 100;</text:p>
      <text:p text:style-name="P3">box-shadow: 0 2px 5px rgba(0, 0, 0, 0.1);</text:p>
      <text:p text:style-name="P3">}</text:p>
      <text:p text:style-name="P3"><text:soft-page-break/>.timeline-years,</text:p>
      <text:p text:style-name="P3">.timeline-months,</text:p>
      <text:p text:style-name="P3">.timeline-days {</text:p>
      <text:p text:style-name="P3">display: flex;</text:p>
      <text:p text:style-name="P3">height: 50px;</text:p>
      <text:p text:style-name="P3">border-bottom: 1px solid #ddd;</text:p>
      <text:p text:style-name="P3">}</text:p>
      <text:p text:style-name="P3">.year-column {</text:p>
      <text:p text:style-name="P3">font-weight: bold;</text:p>
      <text:p text:style-name="P3">border-right: 1px solid #ddd;</text:p>
      <text:p text:style-name="P3">display: flex;</text:p>
      <text:p text:style-name="P3">align-items: center;</text:p>
      <text:p text:style-name="P3">justify-content: center;</text:p>
      <text:p text:style-name="P3">background: #f8f9fc;</text:p>
      <text:p text:style-name="P3">}</text:p>
      <text:p text:style-name="P3">.month-column {</text:p>
      <text:p text:style-name="P3">min-width: 62px;</text:p>
      <text:p text:style-name="P3">font-size: 12px;</text:p>
      <text:p text:style-name="P3">border-right: 1px solid #eee;</text:p>
      <text:p text:style-name="P3">display: flex;</text:p>
      <text:p text:style-name="P3">align-items: center;</text:p>
      <text:p text:style-name="P3">justify-content: center;</text:p>
      <text:p text:style-name="P3">}</text:p>
      <text:p text:style-name="P3">.day-column {</text:p>
      <text:p text:style-name="P3">/* width: {{ dayWidth }}px; */</text:p>
      <text:p text:style-name="P3">font-size: 10px;</text:p>
      <text:p text:style-name="P3">text-align: left;</text:p>
      <text:p text:style-name="P3">border-right: 15px solid #eee;</text:p>
      <text:p text:style-name="P3">}</text:p>
      <text:p text:style-name="P3">.gantt-row {</text:p>
      <text:p text:style-name="P3">display: flex;</text:p>
      <text:p text:style-name="P3">align-items: center;</text:p>
      <text:p text:style-name="P3">height: 130px;</text:p>
      <text:p text:style-name="P3">border-bottom: 1px solid #eee;</text:p>
      <text:p text:style-name="P3">position: relative;</text:p>
      <text:p text:style-name="P3">background: #f8f9fc;</text:p>
      <text:p text:style-name="P3">}</text:p>
      <text:p text:style-name="P3">.formation-name {</text:p>
      <text:p text:style-name="P3">width: 250px;</text:p>
      <text:p text:style-name="P3">padding: 5px 10px;</text:p>
      <text:p text:style-name="P3">position: sticky;</text:p>
      <text:p text:style-name="P3">left: 0;</text:p>
      <text:p text:style-name="P3">background: #;</text:p>
      <text:p text:style-name="P3">z-index: 10;</text:p>
      <text:p text:style-name="P3">cursor: pointer;</text:p>
      <text:p text:style-name="P3">}</text:p>
      <text:p text:style-name="P3">.formation-bar-container {</text:p>
      <text:p text:style-name="P3">margin-left: 0;</text:p>
      <text:p text:style-name="P3"><text:soft-page-break/>position: relative;</text:p>
      <text:p text:style-name="P3">min-width: calc(100% - 0px);</text:p>
      <text:p text:style-name="P3">}</text:p>
      <text:p text:style-name="P3">.formation-bar {</text:p>
      <text:p text:style-name="P3">position: absolute;</text:p>
      <text:p text:style-name="P3">height: 20px;</text:p>
      <text:p text:style-name="P3">background-color: #4e73df;</text:p>
      <text:p text:style-name="P3">border-radius: 3px;</text:p>
      <text:p text:style-name="P3">top: 10px;</text:p>
      <text:p text:style-name="P3">}</text:p>
      <text:p text:style-name="P3">.formation-validated {</text:p>
      <text:p text:style-name="P3">background-color: #28a745;</text:p>
      <text:p text:style-name="P3">}</text:p>
      <text:p text:style-name="P3">.formation-pending {</text:p>
      <text:p text:style-name="P3">background-color: orange;</text:p>
      <text:p text:style-name="P3">}</text:p>
      <text:p text:style-name="P3">.interruption {</text:p>
      <text:p text:style-name="P3">position: absolute;</text:p>
      <text:p text:style-name="P3">height: 20px;</text:p>
      <text:p text:style-name="P3">background-color: #e74a3b;</text:p>
      <text:p text:style-name="P3">opacity: 0.7;</text:p>
      <text:p text:style-name="P3">top: 10px;</text:p>
      <text:p text:style-name="P3">}</text:p>
      <text:p text:style-name="P3">.entreprise-period {</text:p>
      <text:p text:style-name="P3">position: absolute;</text:p>
      <text:p text:style-name="P3">height: 10px;</text:p>
      <text:p text:style-name="P3">background-color: #1cc88a;</text:p>
      <text:p text:style-name="P3">border-radius: 3px;</text:p>
      <text:p text:style-name="P3">top: 35px;</text:p>
      <text:p text:style-name="P3">}</text:p>
      <text:p text:style-name="P3">.holiday-marker,</text:p>
      <text:p text:style-name="P3">.today-marker {</text:p>
      <text:p text:style-name="P3">position: absolute;</text:p>
      <text:p text:style-name="P3">top: 0;</text:p>
      <text:p text:style-name="P3">bottom: 0;</text:p>
      <text:p text:style-name="P3">width: 2px;</text:p>
      <text:p text:style-name="P3">z-index: 5;</text:p>
      <text:p text:style-name="P3">}</text:p>
      <text:p text:style-name="P3">.holiday-marker {</text:p>
      <text:p text:style-name="P3">background-color: red;</text:p>
      <text:p text:style-name="P3">}</text:p>
      <text:p text:style-name="P3">.today-marker {</text:p>
      <text:p text:style-name="P3">background-color: blue;</text:p>
      <text:p text:style-name="P3">}</text:p>
      <text:p text:style-name="P3">.group-header {</text:p>
      <text:p text:style-name="P3">background-color: ;</text:p>
      <text:p text:style-name="P3">font-weight: bold;</text:p>
      <text:p text:style-name="P3">padding: 5px 10px;</text:p>
      <text:p text:style-name="P3"><text:soft-page-break/>cursor: pointer;</text:p>
      <text:p text:style-name="P3">}</text:p>
      <text:p text:style-name="P3">.group-collapsed .gantt-row {</text:p>
      <text:p text:style-name="P3">display: none;</text:p>
      <text:p text:style-name="P3">}</text:p>
      <text:p text:style-name="P3">&lt;/style&gt;</text:p>
      <text:p text:style-name="P3">{% endblock %}</text:p>
      <text:p text:style-name="P3">{% block body %}</text:p>
      <text:p text:style-name="P3">&lt;div class="container-fluid"&gt;</text:p>
      <text:p text:style-name="P3">&lt;h1 class="h3 mb-4 text-gray-800 text-center"&gt;Planning des Formations&lt;/h1&gt;</text:p>
      <text:p text:style-name="P3">&lt;div</text:p>
      <text:p text:style-name="P3">class="gantt-container"&gt;</text:p>
      <text:p text:style-name="P3">&lt;!-- Timeline Header --&gt;</text:p>
      <text:p text:style-name="P3">&lt;div</text:p>
      <text:p text:style-name="P3">class="timeline-header"&gt;</text:p>
      <text:p text:style-name="P3">&lt;!-- Année ou years --&gt;</text:p>
      <text:p text:style-name="P3">&lt;div class="timeline-years"&gt;</text:p>
      <text:p text:style-name="P3">{% set currentYear = '' %}</text:p>
      <text:p text:style-name="P3">{% for month in months %}</text:p>
      <text:p text:style-name="P3">{% set year = month|split('-')[0] %}</text:p>
      <text:p text:style-name="P3">{% if year != currentYear %}</text:p>
      <text:p text:style-name="P3">&lt;div class="year-column" style="width: {{ months_in_year[year] * 62 }}px"&gt;{{ year }}&lt;/div&gt;</text:p>
      <text:p text:style-name="P3">{% set currentYear = year %}</text:p>
      <text:p text:style-name="P3">{% endif %}</text:p>
      <text:p text:style-name="P3">{% endfor %}</text:p>
      <text:p text:style-name="P3">&lt;/div&gt;</text:p>
      <text:p text:style-name="P3">&lt;!-- Mois ou Months --&gt;</text:p>
      <text:p text:style-name="P3">&lt;div class="timeline-months"&gt;</text:p>
      <text:p text:style-name="P3">{% for month in months %}</text:p>
      <text:p text:style-name="P3">&lt;div class="month-column"&gt;{{ month|split('-')[1]|month_name_fr }}&lt;/div&gt;</text:p>
      <text:p text:style-name="P3">{% endfor %}</text:p>
      <text:p text:style-name="P3">&lt;/div&gt;</text:p>
      <text:p text:style-name="P3">&lt;!-- Jours or Days --&gt;</text:p>
      <text:p text:style-name="P3">&lt;div class="timeline-days"&gt;</text:p>
      <text:p text:style-name="P3">{% for month in months %}</text:p>
      <text:p text:style-name="P3">{% for day in 1..days_in_months[month] %}</text:p>
      <text:p text:style-name="P3">&lt;div class="day-column"&gt;{{ day }}&lt;/div&gt;</text:p>
      <text:p text:style-name="P3">{% endfor %}</text:p>
      <text:p text:style-name="P3">{% endfor %}</text:p>
      <text:p text:style-name="P3">&lt;/div&gt;</text:p>
      <text:p text:style-name="P3">&lt;/div&gt;</text:p>
      <text:p text:style-name="P3">&lt;!-- Gantt Rows --&gt;</text:p>
      <text:p text:style-name="P3">{% for group, formations in grouped_formations %}</text:p>
      <text:p text:style-name="P3">&lt;div class="group-header" onclick="toggleGroup('{{ group|e('html_attr') }}')"&gt;{{ group }}&lt;/div&gt;</text:p>
      <text:p text:style-name="P3">&lt;div id="group-{{ group|e('html_attr') }}"&gt;</text:p>
      <text:p text:style-name="P3">{% for formation in formations %}</text:p>
      <text:p text:style-name="P3"><text:soft-page-break/>&lt;!-- Gantt rows sur chart --&gt;</text:p>
      <text:p text:style-name="P3">&lt;div class="gantt-row"&gt;</text:p>
      <text:p text:style-name="P3">&lt;div class="formation-name"&gt;</text:p>
      <text:p text:style-name="P3">{{ formation.nom }}&lt;br&gt;</text:p>
      <text:p text:style-name="P3">&lt;small&gt;{{ formation.titreProfessionnel }}&lt;/small&gt;</text:p>
      <text:p text:style-name="P3">&lt;/div&gt;</text:p>
      <text:p text:style-name="P3">&lt;!-- Gantt bar sur chart --&gt;</text:p>
      <text:p text:style-name="P3">&lt;div class="formation-bar-container"&gt;</text:p>
      <text:p text:style-name="P3">{% set barLeft = date_service.getDaysBetween(start_date, formation.dateDebut) * dayWidth %}</text:p>
      <text:p text:style-name="P3">{% set barWidth = date_service.getDaysBetween(formation.dateDebut, formation.dateFin) * dayWidth %}</text:p>
      <text:p text:style-name="P3">&lt;div class="formation-bar {{ formation.etat == 'validée' ? 'formation-validated' : 'formation-pending' }}" style="left: {{ barLeft }}px; width: {{ barWidth }}px"&gt;&lt;/div&gt;</text:p>
      <text:p text:style-name="P3">&lt;!-- interruption --&gt;</text:p>
      <text:p text:style-name="P3">{% for interruption in formation.interruptions %}</text:p>
      <text:p text:style-name="P3">{% set intLeft = date_service.getDaysBetween(formation.dateDebut, interruption.dateDebut) * dayWidth %}</text:p>
      <text:p text:style-name="P3">{% set intWidth = date_service.getDaysBetween(interruption.dateDebut, interruption.dateFin) * dayWidth %}</text:p>
      <text:p text:style-name="P3">&lt;div class="interruption" style="left: {{ barLeft + intLeft }}px; width: {{ intWidth }}px"&gt;&lt;/div&gt;</text:p>
      <text:p text:style-name="P3">{% endfor %}</text:p>
      <text:p text:style-name="P3">&lt;!-- Period en Entreprises --&gt;</text:p>
      <text:p text:style-name="P3">{% for periode in formation.periodEnEntreprises %}</text:p>
      <text:p text:style-name="P3">{% set entLeft = date_service.getDaysBetween(start_date, periode.dateDebut) * dayWidth %}</text:p>
      <text:p text:style-name="P3">{% set entWidth = date_service.getDaysBetween(periode.dateDebut, periode.dateFin) * dayWidth %}</text:p>
      <text:p text:style-name="P3">&lt;div class="entreprise-period" style="left: {{ entLeft }}px; width: {{ entWidth }}px"&gt;&lt;/div&gt;</text:p>
      <text:p text:style-name="P3">{% endfor %}</text:p>
      <text:p text:style-name="P3">&lt;/div&gt;</text:p>
      <text:p text:style-name="P3">&lt;/div&gt;</text:p>
      <text:p text:style-name="P3">{% endfor %}</text:p>
      <text:p text:style-name="P3">&lt;/div&gt;</text:p>
      <text:p text:style-name="P3">{% endfor %}</text:p>
      <text:p text:style-name="P3">&lt;!-- Holiday Markers --&gt;</text:p>
      <text:p text:style-name="P3">&lt;!-- Holiday Markers --&gt;</text:p>
      <text:p text:style-name="P3">{% for holiday in holidays %}</text:p>
      <text:p text:style-name="P3">{% set left = date_service.getOffsetDaysBetween(start_date, holiday.date) * dayWidth %}</text:p>
      <text:p text:style-name="P3">&lt;div class="holiday-marker" style="left: {{ left }}px" title="Jour férié: {{ holiday.nom }} ({{ holiday.date|date('d/m/Y') }})"&gt;&lt;/div&gt;</text:p>
      <text:p text:style-name="P3">{% endfor %}</text:p>
      <text:p text:style-name="P3">&lt;!-- Today Marker --&gt;</text:p>
      <text:p text:style-name="P3"><text:soft-page-break/>&lt;div class="today-marker" style="left: {{ current_day_position }}px" title="Aujourd'hui"&gt;&lt;/div&gt;</text:p>
      <text:p text:style-name="P3">&lt;/div&gt;</text:p>
      <text:p text:style-name="P3">&lt;/div&gt;</text:p>
      <text:p text:style-name="P3">{% endblock %}</text:p>
      <text:p text:style-name="P3">{% block javascripts %}</text:p>
      <text:p text:style-name="P3">{{ parent() }}</text:p>
      <text:p text:style-name="P3">&lt;script&gt;</text:p>
      <text:p text:style-name="P3">function toggleGroup(groupId) {</text:p>
      <text:p text:style-name="P3">const group = document.getElementById('group-' + groupId);</text:p>
      <text:p text:style-name="P3">group.classList.toggle('group-collapsed');</text:p>
      <text:p text:style-name="P3">}</text:p>
      <text:p text:style-name="P3">&lt;/script&gt;</text:p>
      <text:p text:style-name="P3">{% endblock %} #}</text:p>
      <text:p text:style-name="Standard"/>
      <text:p text:style-name="Standard"/>
      <text:p text:style-name="Standard">************************************************************************</text:p>
      <text:p text:style-name="P3">{#{% block javascripts %}{{ parent() }}&lt;script&gt;</text:p>
      <text:p text:style-name="P3">function enableDragScroll(element) {</text:p>
      <text:p text:style-name="P3">let isDragging = false;</text:p>
      <text:p text:style-name="P3">let startX,</text:p>
      <text:p text:style-name="P3">scrollLeft;</text:p>
      <text:p text:style-name="P3">element.addEventListener('mousedown', (e) =&gt; {</text:p>
      <text:p text:style-name="P3">isDragging = true;</text:p>
      <text:p text:style-name="P3">element.style.cursor = 'grabbing';</text:p>
      <text:p text:style-name="P3">startX = e.pageX - element.offsetLeft;</text:p>
      <text:p text:style-name="P3">scrollLeft = element.scrollLeft;</text:p>
      <text:p text:style-name="P3">});</text:p>
      <text:p text:style-name="P3">document.addEventListener('mouseup', () =&gt; {</text:p>
      <text:p text:style-name="P3">isDragging = false;</text:p>
      <text:p text:style-name="P3">element.style.cursor = 'grab';</text:p>
      <text:p text:style-name="P3">});</text:p>
      <text:p text:style-name="P3">document.addEventListener('mousemove', (e) =&gt; {</text:p>
      <text:p text:style-name="P3">if (! isDragging) </text:p>
      <text:p text:style-name="P3">return;</text:p>
      <text:p text:style-name="P3">e.preventDefault();</text:p>
      <text:p text:style-name="P3">const x = e.pageX - element.offsetLeft;</text:p>
      <text:p text:style-name="P3">const walkX = (x - startX) * 2; // Adjust scroll speed as needed</text:p>
      <text:p text:style-name="P3">element.scrollLeft = scrollLeft - walkX;</text:p>
      <text:p text:style-name="P3">});</text:p>
      <text:p text:style-name="P3">}</text:p>
      <text:p text:style-name="P3">const ganttScroll = document.getElementById('gantt-scroll-body');</text:p>
      <text:p text:style-name="P3">const ganttHeader = document.querySelector('.gantt-header');</text:p>
      <text:p text:style-name="P3">if (ganttScroll) </text:p>
      <text:p text:style-name="P3">enableDragScroll(ganttScroll);</text:p>
      <text:p text:style-name="P3">if (ganttHeader) </text:p>
      <text:p text:style-name="P3">enableDragScroll(ganttHeader);&lt;/script&gt;{% endblock %}{% endblock %}</text:p>
      <text:p text:style-name="P1"/>
      <text:p text:style-name="Standard"><text:soft-page-break/>************************************************************</text:p>
      <text:p text:style-name="P3">{# {% extends 'base.html.twig' %}</text:p>
      <text:p text:style-name="P4"/>
      <text:p text:style-name="P3">{% block title %}Planning des Formations</text:p>
      <text:p text:style-name="P3">{% endblock %}</text:p>
      <text:p text:style-name="P4"/>
      <text:p text:style-name="P3">{% block stylesheets %}</text:p>
      <text:p text:style-name="P3">{{ parent() }}</text:p>
      <text:p text:style-name="P3">&lt;style&gt;</text:p>
      <text:p text:style-name="P3">.gantt-wrapper {</text:p>
      <text:p text:style-name="P3">position: relative;</text:p>
      <text:p text:style-name="P3">overflow: hidden;</text:p>
      <text:p text:style-name="P3">}</text:p>
      <text:p text:style-name="P4"/>
      <text:p text:style-name="P3">.gantt-header {</text:p>
      <text:p text:style-name="P3">position: sticky;</text:p>
      <text:p text:style-name="P3">top: 0;</text:p>
      <text:p text:style-name="P3">background: white;</text:p>
      <text:p text:style-name="P3">z-index: 100;</text:p>
      <text:p text:style-name="P3">box-shadow: 0 2px 5px rgba(0, 0, 0, 0.1);</text:p>
      <text:p text:style-name="P3">width: 3500px;</text:p>
      <text:p text:style-name="P3">}</text:p>
      <text:p text:style-name="P4"/>
      <text:p text:style-name="P3">.gantt-scroll-body {</text:p>
      <text:p text:style-name="P3">overflow: auto;</text:p>
      <text:p text:style-name="P3">height: 80vh;</text:p>
      <text:p text:style-name="P3">}</text:p>
      <text:p text:style-name="P4"/>
      <text:p text:style-name="P3">.gantt-container {</text:p>
      <text:p text:style-name="P3">font-family: Arial, sans-serif;</text:p>
      <text:p text:style-name="P3">min-width: max-content;</text:p>
      <text:p text:style-name="P4"/>
      <text:p text:style-name="P3">}</text:p>
      <text:p text:style-name="P4"/>
      <text:p text:style-name="P3">.timeline-years,</text:p>
      <text:p text:style-name="P3">.timeline-months,</text:p>
      <text:p text:style-name="P3">.timeline-weeks {</text:p>
      <text:p text:style-name="P3">display: flex;</text:p>
      <text:p text:style-name="P3">height: 30px;</text:p>
      <text:p text:style-name="P3">border-bottom: 1px solid #ddd;</text:p>
      <text:p text:style-name="P3">}</text:p>
      <text:p text:style-name="P4"/>
      <text:p text:style-name="P3">.year-column {</text:p>
      <text:p text:style-name="P3">font-weight: bold;</text:p>
      <text:p text:style-name="P3">background: #f8f9fc;</text:p>
      <text:p text:style-name="P3">display: flex;</text:p>
      <text:p text:style-name="P3">align-items: center;</text:p>
      <text:p text:style-name="P3">justify-content: center;</text:p>
      <text:p text:style-name="P3"><text:soft-page-break/>border-right: 1px solid #ddd;</text:p>
      <text:p text:style-name="P3">position: relative;</text:p>
      <text:p text:style-name="P3">}</text:p>
      <text:p text:style-name="P4"/>
      <text:p text:style-name="P3">.month-column {</text:p>
      <text:p text:style-name="P3">display: flex;</text:p>
      <text:p text:style-name="P3">align-items: center;</text:p>
      <text:p text:style-name="P3">justify-content: center;</text:p>
      <text:p text:style-name="P3">border-right: 1px solid #eee;</text:p>
      <text:p text:style-name="P3">font-size: 12px;</text:p>
      <text:p text:style-name="P3">position: relative;</text:p>
      <text:p text:style-name="P3">}</text:p>
      <text:p text:style-name="P4"/>
      <text:p text:style-name="P3">.week-column {</text:p>
      <text:p text:style-name="P3">font-size: 10px;</text:p>
      <text:p text:style-name="P3">border-right: 1px solid #f5f5f5;</text:p>
      <text:p text:style-name="P3">min-width: 30px;</text:p>
      <text:p text:style-name="P3">text-align: center;</text:p>
      <text:p text:style-name="P3">padding-top: 15px;</text:p>
      <text:p text:style-name="P3">}</text:p>
      <text:p text:style-name="P4"/>
      <text:p text:style-name="P3">.gantt-row {</text:p>
      <text:p text:style-name="P3">display: flex;</text:p>
      <text:p text:style-name="P3">align-items: center;</text:p>
      <text:p text:style-name="P3">height: 40px;</text:p>
      <text:p text:style-name="P3">border-bottom: 1px solid #eee;</text:p>
      <text:p text:style-name="P3">position: relative;</text:p>
      <text:p text:style-name="P3">}</text:p>
      <text:p text:style-name="P4"/>
      <text:p text:style-name="P3">.formation-name {</text:p>
      <text:p text:style-name="P3">width: 250px;</text:p>
      <text:p text:style-name="P3">padding: 5px 10px;</text:p>
      <text:p text:style-name="P3">position: sticky;</text:p>
      <text:p text:style-name="P3">left: 0;</text:p>
      <text:p text:style-name="P3">background: white;</text:p>
      <text:p text:style-name="P3">z-index: 10;</text:p>
      <text:p text:style-name="P3">border-right: 1px solid #eee;</text:p>
      <text:p text:style-name="P3">}</text:p>
      <text:p text:style-name="P4"/>
      <text:p text:style-name="P3">.formation-bar-container {</text:p>
      <text:p text:style-name="P3">position: relative;</text:p>
      <text:p text:style-name="P3">min-width: calc(100% - 250px);</text:p>
      <text:p text:style-name="P3">height: 100%;</text:p>
      <text:p text:style-name="P3">}</text:p>
      <text:p text:style-name="P4"/>
      <text:p text:style-name="P3">.formation-bar {</text:p>
      <text:p text:style-name="P3">position: absolute;</text:p>
      <text:p text:style-name="P3">height: 25px;</text:p>
      <text:p text:style-name="P3"><text:soft-page-break/>background-color: #4e73df;</text:p>
      <text:p text:style-name="P3">border-radius: 3px;</text:p>
      <text:p text:style-name="P3">top: 7px;</text:p>
      <text:p text:style-name="P3">cursor: pointer;</text:p>
      <text:p text:style-name="P3">display: flex;</text:p>
      <text:p text:style-name="P3">align-items: center;</text:p>
      <text:p text:style-name="P3">padding: 0 5px;</text:p>
      <text:p text:style-name="P3">color: white;</text:p>
      <text:p text:style-name="P3">font-size: 11px;</text:p>
      <text:p text:style-name="P3">overflow: hidden;</text:p>
      <text:p text:style-name="P3">text-overflow: ellipsis;</text:p>
      <text:p text:style-name="P3">white-space: nowrap;</text:p>
      <text:p text:style-name="P3">text-decoration: none;</text:p>
      <text:p text:style-name="P3">}</text:p>
      <text:p text:style-name="P4"/>
      <text:p text:style-name="P3">.formation-bar:hover {</text:p>
      <text:p text:style-name="P3">opacity: 0.9;</text:p>
      <text:p text:style-name="P3">}</text:p>
      <text:p text:style-name="P4"/>
      <text:p text:style-name="P3">.formation-validated {</text:p>
      <text:p text:style-name="P3">background-color: #28a745;</text:p>
      <text:p text:style-name="P3">}</text:p>
      <text:p text:style-name="P3">.formation-pending {</text:p>
      <text:p text:style-name="P3">background-color: orange;</text:p>
      <text:p text:style-name="P3">}</text:p>
      <text:p text:style-name="P4"/>
      <text:p text:style-name="P3">.interruption {</text:p>
      <text:p text:style-name="P3">position: absolute;</text:p>
      <text:p text:style-name="P3">height: 10px;</text:p>
      <text:p text:style-name="P3">background-color: #e74a3b;</text:p>
      <text:p text:style-name="P3">opacity: 0.7;</text:p>
      <text:p text:style-name="P3">top: 15px;</text:p>
      <text:p text:style-name="P3">border-radius: 2px;</text:p>
      <text:p text:style-name="P3">}</text:p>
      <text:p text:style-name="P4"/>
      <text:p text:style-name="P3">.entreprise-period {</text:p>
      <text:p text:style-name="P3">position: absolute;</text:p>
      <text:p text:style-name="P3">height: 8px;</text:p>
      <text:p text:style-name="P3">background-color: #1cc88a;</text:p>
      <text:p text:style-name="P3">border-radius: 3px;</text:p>
      <text:p text:style-name="P3">top: 28px;</text:p>
      <text:p text:style-name="P3">}</text:p>
      <text:p text:style-name="P4"/>
      <text:p text:style-name="P3">.holiday-marker,</text:p>
      <text:p text:style-name="P3">.today-marker {</text:p>
      <text:p text:style-name="P3">position: absolute;</text:p>
      <text:p text:style-name="P3">top: 0;</text:p>
      <text:p text:style-name="P3">bottom: 0;</text:p>
      <text:p text:style-name="P3"><text:soft-page-break/>width: 2px;</text:p>
      <text:p text:style-name="P3">z-index: 5;</text:p>
      <text:p text:style-name="P3">}</text:p>
      <text:p text:style-name="P4"/>
      <text:p text:style-name="P3">.holiday-marker {</text:p>
      <text:p text:style-name="P3">background-color: rgba(255, 0, 0, 0.5);</text:p>
      <text:p text:style-name="P3">}</text:p>
      <text:p text:style-name="P3">.today-marker {</text:p>
      <text:p text:style-name="P3">background-color: blue;</text:p>
      <text:p text:style-name="P3">}</text:p>
      <text:p text:style-name="P4"/>
      <text:p text:style-name="P3">.group-header {</text:p>
      <text:p text:style-name="P3">background-color: #f8f9fa;</text:p>
      <text:p text:style-name="P3">font-weight: bold;</text:p>
      <text:p text:style-name="P3">padding: 8px 10px;</text:p>
      <text:p text:style-name="P3">cursor: pointer;</text:p>
      <text:p text:style-name="P3">position: sticky;</text:p>
      <text:p text:style-name="P3">left: 0;</text:p>
      <text:p text:style-name="P3">z-index: 20;</text:p>
      <text:p text:style-name="P3">border-bottom: 1px solid #ddd;</text:p>
      <text:p text:style-name="P3">}</text:p>
      <text:p text:style-name="P4"/>
      <text:p text:style-name="P3">.group-collapsed .gantt-row {</text:p>
      <text:p text:style-name="P3">display: none;</text:p>
      <text:p text:style-name="P3">}</text:p>
      <text:p text:style-name="P4"/>
      <text:p text:style-name="P3">/* Week numbering style */</text:p>
      <text:p text:style-name="P3">.week-number {</text:p>
      <text:p text:style-name="P3">position: absolute;</text:p>
      <text:p text:style-name="P3">top: 0;</text:p>
      <text:p text:style-name="P3">left: 0;</text:p>
      <text:p text:style-name="P3">right: 0;</text:p>
      <text:p text:style-name="P3">text-align: center;</text:p>
      <text:p text:style-name="P3">font-size: 9px;</text:p>
      <text:p text:style-name="P3">color: #666;</text:p>
      <text:p text:style-name="P3">}</text:p>
      <text:p text:style-name="P3">&lt;/style&gt;</text:p>
      <text:p text:style-name="P3">{% endblock %}</text:p>
      <text:p text:style-name="P4"/>
      <text:p text:style-name="P3">{% block body %}</text:p>
      <text:p text:style-name="P3">&lt;div class="container-fluid" style="width:1600px;"&gt;</text:p>
      <text:p text:style-name="P3">&lt;h1 class="h3 mb-4 text-gray-800 text-center"&gt;Planning des Formations&lt;/h1&gt;</text:p>
      <text:p text:style-name="P4"/>
      <text:p text:style-name="P3">&lt;div</text:p>
      <text:p text:style-name="P3">class="gantt-wrapper"&gt;</text:p>
      <text:p text:style-name="P3">&lt;!-- Sticky Header --&gt;</text:p>
      <text:p text:style-name="P3">&lt;div</text:p>
      <text:p text:style-name="P3">class="gantt-header"&gt;</text:p>
      <text:p text:style-name="P3"><text:soft-page-break/>&lt;!-- Year row --&gt;</text:p>
      <text:p text:style-name="P3">&lt;div class="timeline-years"&gt;</text:p>
      <text:p text:style-name="P3">{% for year, weeks in years_weeks %}</text:p>
      <text:p text:style-name="P3">&lt;div class="year-column" style="width: {{ weeks * 30 }}px"&gt;</text:p>
      <text:p text:style-name="P3">{{ year }}</text:p>
      <text:p text:style-name="P3">&lt;/div&gt;</text:p>
      <text:p text:style-name="P3">{% endfor %}</text:p>
      <text:p text:style-name="P3">&lt;/div&gt;</text:p>
      <text:p text:style-name="P4"/>
      <text:p text:style-name="P3">&lt;!-- Month row --&gt;</text:p>
      <text:p text:style-name="P3">&lt;div class="timeline-months"&gt;</text:p>
      <text:p text:style-name="P3">{% for month in months %}</text:p>
      <text:p text:style-name="P3">&lt;div class="month-column" style="width: {{ month.weeks * 30 }}px"&gt;</text:p>
      <text:p text:style-name="P3">{{ month.name }}</text:p>
      <text:p text:style-name="P3">&lt;/div&gt;</text:p>
      <text:p text:style-name="P3">{% endfor %}</text:p>
      <text:p text:style-name="P3">&lt;/div&gt;</text:p>
      <text:p text:style-name="P4"/>
      <text:p text:style-name="P3">&lt;!-- Week row --&gt;</text:p>
      <text:p text:style-name="P3">&lt;div class="timeline-weeks"&gt;</text:p>
      <text:p text:style-name="P3">{% for week in weeks %}</text:p>
      <text:p text:style-name="P3">&lt;div class="week-column" style="width: 30px"&gt;</text:p>
      <text:p text:style-name="P3">&lt;div class="week-number"&gt;{{ week.number }}&lt;/div&gt;</text:p>
      <text:p text:style-name="P3">&lt;/div&gt;</text:p>
      <text:p text:style-name="P3">{% endfor %}</text:p>
      <text:p text:style-name="P3">&lt;/div&gt;</text:p>
      <text:p text:style-name="P3">&lt;/div&gt;</text:p>
      <text:p text:style-name="P4"/>
      <text:p text:style-name="P3">&lt;!-- Scrollable Gantt Body --&gt;</text:p>
      <text:p text:style-name="P3">&lt;div class="gantt-scroll-body" id="gantt-scroll-body"&gt;</text:p>
      <text:p text:style-name="P3">&lt;div class="gantt-container"&gt;</text:p>
      <text:p text:style-name="P3">{% for group, formations in grouped_formations %}</text:p>
      <text:p text:style-name="P3">&lt;div class="group-header" onclick="toggleGroup('{{ group|e('html_attr') }}')"&gt;</text:p>
      <text:p text:style-name="P3">{{ group }}</text:p>
      <text:p text:style-name="P3">&lt;/div&gt;</text:p>
      <text:p text:style-name="P3">&lt;div id="group-{{ group|e('html_attr') }}"&gt;</text:p>
      <text:p text:style-name="P3">{% for formation in formations %}</text:p>
      <text:p text:style-name="P3">&lt;div class="gantt-row"&gt;</text:p>
      <text:p text:style-name="P3">&lt;div class="formation-name"&gt;</text:p>
      <text:p text:style-name="P3">{{ formation.nom }}&lt;br&gt;</text:p>
      <text:p text:style-name="P3">&lt;small&gt;{{ formation.titreProfessionnel }}&lt;/small&gt;</text:p>
      <text:p text:style-name="P3">&lt;/div&gt;</text:p>
      <text:p text:style-name="P3">&lt;div class="formation-bar-container"&gt;</text:p>
      <text:p text:style-name="P3">{% set barLeft = date_service.getWeeksBetween(start_date, formation.dateDebut) * 30 %}</text:p>
      <text:p text:style-name="P3">{% set barWidth = date_service.getWeeksBetween(formation.dateDebut, formation.dateFin) * 30 %}</text:p>
      <text:p text:style-name="P3"><text:soft-page-break/>{# &lt;a href="{{ path('app_formation_show', {'id': formation.id}) }}" class="formation-bar {{ formation.etat == 'validée' ? 'formation-validated' : 'formation-pending' }}" style="left: {{ barLeft }}px; width: {{ barWidth }}px" title="{{ formation.nom }} - {{ formation.dateDebut|date('d/m/Y') }} au {{ formation.dateFin|date('d/m/Y') }}"&gt;</text:p>
      <text:p text:style-name="P3">{{ formation.nom }}</text:p>
      <text:p text:style-name="P3">&lt;/a&gt;</text:p>
      <text:p text:style-name="P4"/>
      <text:p text:style-name="P3">{% for interruption in formation.interruptions %}</text:p>
      <text:p text:style-name="P3">{% set intLeft = date_service.getWeeksBetween(formation.dateDebut, interruption.dateDebut) * 30 %}</text:p>
      <text:p text:style-name="P3">{% set intWidth = date_service.getWeeksBetween(interruption.dateDebut, interruption.dateFin) * 30 %}</text:p>
      <text:p text:style-name="P3">&lt;div class="interruption" style="left: {{ barLeft + intLeft }}px; width: {{ intWidth }}px" title="Interruption: {{ interruption.dateDebut|date('d/m/Y') }} au {{ interruption.dateFin|date('d/m/Y') }}"&gt;&lt;/div&gt;</text:p>
      <text:p text:style-name="P3">{% endfor %}</text:p>
      <text:p text:style-name="P4"/>
      <text:p text:style-name="P3">{% for periode in formation.periodEnEntreprises %}</text:p>
      <text:p text:style-name="P3">{% set entLeft = date_service.getWeeksBetween(start_date, periode.dateDebut) * 30 %}</text:p>
      <text:p text:style-name="P3">{% set entWidth = date_service.getWeeksBetween(periode.dateDebut, periode.dateFin) * 30 %}</text:p>
      <text:p text:style-name="P3">&lt;div class="entreprise-period" style="left: {{ entLeft }}px; width: {{ entWidth }}px" title="Période en entreprise: {{ periode.dateDebut|date('d/m/Y') }} au {{ periode.dateFin|date('d/m/Y') }}"&gt;&lt;/div&gt;</text:p>
      <text:p text:style-name="P3">{% endfor %}</text:p>
      <text:p text:style-name="P3">&lt;/div&gt;</text:p>
      <text:p text:style-name="P3">&lt;/div&gt;</text:p>
      <text:p text:style-name="P3">{% endfor %}</text:p>
      <text:p text:style-name="P3">&lt;/div&gt;</text:p>
      <text:p text:style-name="P3">{% endfor %}</text:p>
      <text:p text:style-name="P4"/>
      <text:p text:style-name="P3">{% for holiday in holidays %}</text:p>
      <text:p text:style-name="P3">{% set left = date_service.getWeeksBetween(start_date, holiday.date) * 30 %}</text:p>
      <text:p text:style-name="P3">&lt;div class="holiday-marker" style="left: {{ left }}px" title="Jour férié: {{ holiday.nom }} ({{ holiday.date|date('d/m/Y') }})"&gt;&lt;/div&gt;</text:p>
      <text:p text:style-name="P3">{% endfor %}</text:p>
      <text:p text:style-name="P4"/>
      <text:p text:style-name="P3">&lt;div class="today-marker" style="left: {{ current_week_position }}px" title="Aujourd'hui"&gt;&lt;/div&gt;</text:p>
      <text:p text:style-name="P3">&lt;/div&gt;</text:p>
      <text:p text:style-name="P3">&lt;/div&gt;</text:p>
      <text:p text:style-name="P3">&lt;/div&gt;</text:p>
      <text:p text:style-name="P3">&lt;/div&gt;</text:p>
      <text:p text:style-name="P3">{% endblock %}</text:p>
      <text:p text:style-name="P4"/>
      <text:p text:style-name="P3">{% block javascripts %}</text:p>
      <text:p text:style-name="P3"><text:soft-page-break/>{{ parent() }}</text:p>
      <text:p text:style-name="P3">&lt;script&gt;</text:p>
      <text:p text:style-name="P3">function toggleGroup(groupId) {</text:p>
      <text:p text:style-name="P3">const group = document.getElementById('group-' + groupId);</text:p>
      <text:p text:style-name="P3">group.classList.toggle('group-collapsed');</text:p>
      <text:p text:style-name="P3">}</text:p>
      <text:p text:style-name="P4"/>
      <text:p text:style-name="P3">// Mouse drag scroll</text:p>
      <text:p text:style-name="P3">const ganttScroll = document.getElementById('gantt-scroll-body');</text:p>
      <text:p text:style-name="P3">let isDragging = false;</text:p>
      <text:p text:style-name="P3">let startX,</text:p>
      <text:p text:style-name="P3">startY,</text:p>
      <text:p text:style-name="P3">scrollLeft,</text:p>
      <text:p text:style-name="P3">scrollTop;</text:p>
      <text:p text:style-name="P4"/>
      <text:p text:style-name="P3">ganttScroll.addEventListener('mousedown', (e) =&gt; {</text:p>
      <text:p text:style-name="P3">isDragging = true;</text:p>
      <text:p text:style-name="P3">startX = e.pageX - ganttScroll.offsetLeft;</text:p>
      <text:p text:style-name="P3">startY = e.pageY - ganttScroll.offsetTop;</text:p>
      <text:p text:style-name="P3">scrollLeft = ganttScroll.scrollLeft;</text:p>
      <text:p text:style-name="P3">scrollTop = ganttScroll.scrollTop;</text:p>
      <text:p text:style-name="P3">});</text:p>
      <text:p text:style-name="P4"/>
      <text:p text:style-name="P3">document.addEventListener('mouseup', () =&gt; {</text:p>
      <text:p text:style-name="P3">isDragging = false;</text:p>
      <text:p text:style-name="P3">});</text:p>
      <text:p text:style-name="P4"/>
      <text:p text:style-name="P3">document.addEventListener('mousemove', (e) =&gt; {</text:p>
      <text:p text:style-name="P3">if (! isDragging) </text:p>
      <text:p text:style-name="P3">return;</text:p>
      <text:p text:style-name="P2"><text:line-break/></text:p>
      <text:p text:style-name="P3">e.preventDefault();</text:p>
      <text:p text:style-name="P3">const x = e.pageX - ganttScroll.offsetLeft;</text:p>
      <text:p text:style-name="P3">const y = e.pageY - ganttScroll.offsetTop;</text:p>
      <text:p text:style-name="P3">const walkX = (x - startX);</text:p>
      <text:p text:style-name="P3">const walkY = (y - startY);</text:p>
      <text:p text:style-name="P3">ganttScroll.scrollLeft = scrollLeft - walkX;</text:p>
      <text:p text:style-name="P3">ganttScroll.scrollTop = scrollTop - walkY;</text:p>
      <text:p text:style-name="P3">});</text:p>
      <text:p text:style-name="P3">&lt;/script&gt;</text:p>
      <text:p text:style-name="P3">{% endblock %} #}</text:p>
      <text:p text:style-name="Standard"/>
      <text:p text:style-name="Standard">*****************************************************</text:p>
      <text:p text:style-name="P1">{% <text:span text:style-name="T1">block</text:span> <text:span text:style-name="T2">javascripts</text:span> %}{{ <text:span text:style-name="T3">parent</text:span>() }}<text:span text:style-name="T4">&lt;</text:span><text:span text:style-name="T5">script</text:span><text:span text:style-name="T4">&gt;</text:span></text:p>
      <text:p text:style-name="P1"><text:span text:style-name="T5">function</text:span> <text:span text:style-name="T3">enableDragScroll</text:span>(<text:span text:style-name="T2">element</text:span>) {</text:p>
      <text:p text:style-name="P1"><text:span text:style-name="T5">let</text:span> <text:span text:style-name="T2">isDragging</text:span> <text:span text:style-name="T6">=</text:span> <text:span text:style-name="T5">false</text:span>;</text:p>
      <text:p text:style-name="P1"><text:soft-page-break/><text:span text:style-name="T5">let</text:span> <text:span text:style-name="T2">startX</text:span>,</text:p>
      <text:p text:style-name="P1"><text:span text:style-name="T2">scrollLeft</text:span>;</text:p>
      <text:p text:style-name="P4"/>
      <text:p text:style-name="P1"><text:span text:style-name="T2">element</text:span>.<text:span text:style-name="T3">addEventListener</text:span>(<text:span text:style-name="T7">'mousedown'</text:span>, (<text:span text:style-name="T2">e</text:span>) <text:span text:style-name="T5">=&gt;</text:span> {</text:p>
      <text:p text:style-name="P1"><text:span text:style-name="T2">isDragging</text:span> <text:span text:style-name="T6">=</text:span> <text:span text:style-name="T5">true</text:span>;</text:p>
      <text:p text:style-name="P1"><text:span text:style-name="T2">element</text:span>.<text:span text:style-name="T2">style</text:span>.<text:span text:style-name="T2">cursor</text:span> <text:span text:style-name="T6">=</text:span> <text:span text:style-name="T7">'grabbing'</text:span>;</text:p>
      <text:p text:style-name="P1"><text:span text:style-name="T2">startX</text:span> <text:span text:style-name="T6">=</text:span> <text:span text:style-name="T2">e</text:span>.<text:span text:style-name="T2">pageX</text:span> <text:span text:style-name="T6">-</text:span> <text:span text:style-name="T2">element</text:span>.<text:span text:style-name="T2">offsetLeft</text:span>;</text:p>
      <text:p text:style-name="P1"><text:span text:style-name="T2">scrollLeft</text:span> <text:span text:style-name="T6">=</text:span> <text:span text:style-name="T2">element</text:span>.<text:span text:style-name="T2">scrollLeft</text:span>;</text:p>
      <text:p text:style-name="P1">});</text:p>
      <text:p text:style-name="P4"/>
      <text:p text:style-name="P1"><text:span text:style-name="T2">document</text:span>.<text:span text:style-name="T3">addEventListener</text:span>(<text:span text:style-name="T7">'mouseup'</text:span>, () <text:span text:style-name="T5">=&gt;</text:span> {</text:p>
      <text:p text:style-name="P1"><text:span text:style-name="T2">isDragging</text:span> <text:span text:style-name="T6">=</text:span> <text:span text:style-name="T5">false</text:span>;</text:p>
      <text:p text:style-name="P1"><text:span text:style-name="T2">element</text:span>.<text:span text:style-name="T2">style</text:span>.<text:span text:style-name="T2">cursor</text:span> <text:span text:style-name="T6">=</text:span> <text:span text:style-name="T7">'grab'</text:span>;</text:p>
      <text:p text:style-name="P1">});</text:p>
      <text:p text:style-name="P4"/>
      <text:p text:style-name="P1"><text:span text:style-name="T2">document</text:span>.<text:span text:style-name="T3">addEventListener</text:span>(<text:span text:style-name="T7">'mousemove'</text:span>, (<text:span text:style-name="T2">e</text:span>) <text:span text:style-name="T5">=&gt;</text:span> {</text:p>
      <text:p text:style-name="P1"><text:span text:style-name="T1">if</text:span> (<text:span text:style-name="T6">!</text:span> <text:span text:style-name="T2">isDragging</text:span>) </text:p>
      <text:p text:style-name="P1"><text:span text:style-name="T1">return</text:span>;</text:p>
      <text:p text:style-name="P2"><text:line-break/></text:p>
      <text:p text:style-name="P1"><text:span text:style-name="T2">e</text:span>.<text:span text:style-name="T3">preventDefault</text:span>();</text:p>
      <text:p text:style-name="P1"><text:span text:style-name="T5">const</text:span> <text:span text:style-name="T8">x</text:span> <text:span text:style-name="T6">=</text:span> <text:span text:style-name="T2">e</text:span>.<text:span text:style-name="T2">pageX</text:span> <text:span text:style-name="T6">-</text:span> <text:span text:style-name="T2">element</text:span>.<text:span text:style-name="T2">offsetLeft</text:span>;</text:p>
      <text:p text:style-name="P1"><text:span text:style-name="T5">const</text:span> <text:span text:style-name="T8">walkX</text:span> <text:span text:style-name="T6">=</text:span> (<text:span text:style-name="T2">x</text:span> <text:span text:style-name="T6">-</text:span> <text:span text:style-name="T2">startX</text:span>) <text:span text:style-name="T6">*</text:span> <text:span text:style-name="T9">1</text:span>; <text:span text:style-name="T10">// Adjust scroll speed as needed</text:span></text:p>
      <text:p text:style-name="P1"><text:span text:style-name="T2">element</text:span>.<text:span text:style-name="T2">scrollLeft</text:span> <text:span text:style-name="T6">=</text:span> <text:span text:style-name="T2">scrollLeft</text:span> <text:span text:style-name="T6">-</text:span> <text:span text:style-name="T2">walkX</text:span>;</text:p>
      <text:p text:style-name="P1">});</text:p>
      <text:p text:style-name="P1">}</text:p>
      <text:p text:style-name="P4"/>
      <text:p text:style-name="P1"><text:span text:style-name="T5">const</text:span> <text:span text:style-name="T8">ganttScroll</text:span> <text:span text:style-name="T6">=</text:span> <text:span text:style-name="T2">document</text:span>.<text:span text:style-name="T3">getElementById</text:span>(<text:span text:style-name="T7">'gantt-scroll-body'</text:span>);</text:p>
      <text:p text:style-name="P1"><text:span text:style-name="T5">const</text:span> <text:span text:style-name="T8">ganttHeader</text:span> <text:span text:style-name="T6">=</text:span> <text:span text:style-name="T2">document</text:span>.<text:span text:style-name="T3">querySelector</text:span>(<text:span text:style-name="T7">'.gantt-header'</text:span>);</text:p>
      <text:p text:style-name="P4"/>
      <text:p text:style-name="P1"><text:span text:style-name="T1">if</text:span> (<text:span text:style-name="T2">ganttScroll</text:span>) </text:p>
      <text:p text:style-name="P1"><text:span text:style-name="T3">enableDragScroll</text:span>(<text:span text:style-name="T2">ganttScroll</text:span>);</text:p>
      <text:p text:style-name="P2"><text:line-break/></text:p>
      <text:p text:style-name="P1"><text:span text:style-name="T1">if</text:span> (<text:span text:style-name="T2">ganttHeader</text:span>) </text:p>
      <text:p text:style-name="P1"><text:span text:style-name="T3">enableDragScroll</text:span>(<text:span text:style-name="T2">ganttHeader</text:span>);<text:span text:style-name="T4">&lt;/</text:span><text:span text:style-name="T5">script</text:span><text:span text:style-name="T4">&gt;</text:span>{% <text:span text:style-name="T1">endblock</text:span> %}{% <text:span text:style-name="T1">endblock</text:span> %}</text:p>
      <text:p text:style-name="P1"/>
      <text:p text:style-name="P1"/>
      <text:p text:style-name="P1">***********************************************************************</text:p>
      <text:p text:style-name="P3">&lt;!--gantt scroll body of planning--&gt;</text:p>
      <text:p text:style-name="P3">{# &lt;div class="gantt-scroll-body" id="gantt-scroll-body"&gt;</text:p>
      <text:p text:style-name="P3">&lt;div class="gantt-container"&gt;</text:p>
      <text:p text:style-name="P3">{% for group, formations in grouped_formations %}</text:p>
      <text:p text:style-name="P3">&lt;div</text:p>
      <text:p text:style-name="P3">id="group-{{ group|e('html_attr') }}"&gt;</text:p>
      <text:p text:style-name="P3">&lt;!--formation at planning--&gt;</text:p>
      <text:p text:style-name="P3"><text:soft-page-break/>{% for formation in formations %}</text:p>
      <text:p text:style-name="P3">&lt;div class="gantt-row" style="height: 30px; position: relative;"&gt;</text:p>
      <text:p text:style-name="P3">&lt;div class="formation-name" style="position: sticky; left: 0; background: white; z-index: 10; width: 0px;"&gt;</text:p>
      <text:p text:style-name="P3">{{ formation.nom }}&lt;br&gt;</text:p>
      <text:p text:style-name="P3">{# &lt;small&gt;{{ formation.titreProfessionnel }}&lt;/small&gt;#}</text:p>
      <text:p text:style-name="P3">{# &lt;/div&gt;</text:p>
      <text:p text:style-name="P3">&lt;div style="position: relative; height: 100%; margin-left: 0px;"&gt;</text:p>
      <text:p text:style-name="P3">{% set barLeft = date_service.getWeeksBetween(start_date, formation.dateDebut) * 30 %}</text:p>
      <text:p text:style-name="P3">{% set barWidth = date_service.getWeeksBetween(formation.dateDebut, formation.dateFin) * 30 %}</text:p>
      <text:p text:style-name="P3">{# Main Formation Bar #}</text:p>
      <text:p text:style-name="P3">{# &lt;a href="{{ path('app_formation_edit', {'id': formation.id}) }}" class="formation-bar {{ formation.etat == 'validée' ? 'formation-validated' : 'formation-pending' }}" style="left: {{ barLeft }}px; width: {{ barWidth }}px"&gt;</text:p>
      <text:p text:style-name="P3">{{ formation.nom }}</text:p>
      <text:p text:style-name="P3">({{ formation.nombreHeures }}h)</text:p>
      <text:p text:style-name="P3">&lt;/a&gt; #}</text:p>
      <text:p text:style-name="P3">{# Interruptions #}</text:p>
      <text:p text:style-name="P3">{# {% for interruption in formation.interruptions %}</text:p>
      <text:p text:style-name="P3">{% set intLeft = date_service.getWeeksBetween(start_date, interruption.dateDebut) * 30 %}</text:p>
      <text:p text:style-name="P3">{% set intWidth = date_service.getWeeksBetween(interruption.dateDebut, interruption.dateFin) * 30 %}</text:p>
      <text:p text:style-name="P3">&lt;div class="interruption" style="left: {{ intLeft }}px; width: {{ intWidth }}px" title="Interruption: {{ interruption.dateDebut|date('d/m/Y') }} - {{ interruption.dateFin|date('d/m/Y') }}"&gt;&lt;/div&gt;</text:p>
      <text:p text:style-name="P3">{% endfor %} #}</text:p>
      <text:p text:style-name="P3">&lt;!-- Period en Entreprises --&gt;</text:p>
      <text:p text:style-name="P3">{# {% for periode in formation.periodEnEntreprises %}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0:08:25.592195447</meta:creation-date>
    <dc:date>2025-06-16T14:29:09.920516705</dc:date>
    <meta:editing-duration>PT1H8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7" meta:paragraph-count="699" meta:word-count="2312" meta:character-count="19016" meta:non-whitespace-character-count="17409"/>
  </office:meta>
</office:document-meta>
</file>